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0AE2436B6CC59625735.png" manifest:media-type="image/png"/>
  <manifest:file-entry manifest:full-path="Pictures/10000201000003BB0000013F65B58159069E6074.png" manifest:media-type="image/png"/>
  <manifest:file-entry manifest:full-path="Pictures/1000020100000388000001BDC7165A31E116F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766cm" fo:min-width="6.612cm"/>
      <style:paragraph-properties style:writing-mode="lr-tb"/>
    </style:style>
    <style:style style:name="gr4" style:family="graphic" style:parent-style-name="standard">
      <style:graphic-properties svg:stroke-width="0.081cm" svg:stroke-color="#8d1d75" draw:marker-start-width="0.321cm" draw:marker-end-width="0.321cm" draw:fill-color="#eeeeee" draw:textarea-horizontal-align="justify" draw:textarea-vertical-align="middle" draw:auto-grow-height="false" fo:min-height="1.702cm" fo:min-width="3.484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width="0.081cm" svg:stroke-color="#50938a" draw:marker-start-width="0.321cm" draw:marker-end-width="0.321cm" draw:fill-color="#eeeeee" draw:textarea-horizontal-align="justify" draw:textarea-vertical-align="middle" draw:auto-grow-height="false" fo:min-height="0.766cm" fo:min-width="3.564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212cm" svg:stroke-color="#50938a" draw:marker-start-width="0.517cm" draw:marker-end-width="0.517cm" draw:fill-color="#eeeeee" draw:textarea-horizontal-align="justify" draw:textarea-vertical-align="middle" draw:auto-grow-height="false" fo:min-height="0.686cm" fo:min-width="3.484cm" fo:padding-top="0.23cm" fo:padding-bottom="0.23cm" fo:padding-left="0.355cm" fo:padding-right="0.355cm"/>
      <style:paragraph-properties style:writing-mode="lr-tb"/>
    </style:style>
    <style:style style:name="gr10" style:family="graphic" style:parent-style-name="standard">
      <style:graphic-properties svg:stroke-width="0.212cm" svg:stroke-color="#8d1d75" draw:marker-start-width="0.517cm" draw:marker-end-width="0.517cm" draw:fill-color="#eeeeee" draw:textarea-horizontal-align="justify" draw:textarea-vertical-align="middle" draw:auto-grow-height="false" fo:min-height="0.686cm" fo:min-width="3.484cm" fo:padding-top="0.23cm" fo:padding-bottom="0.23cm" fo:padding-left="0.355cm" fo:padding-right="0.355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-color="#dddddd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917cm" svg:height="11.773cm" svg:x="1.667cm" svg:y="2.05cm">
          <draw:image xlink:href="Pictures/1000020100000388000001BDC7165A31E116F4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5.267cm" svg:height="8.439cm" svg:x="1.384cm" svg:y="3.671cm">
          <draw:image xlink:href="Pictures/10000201000003BB0000013F65B58159069E6074.png" xlink:type="simple" xlink:show="embed" xlink:actuate="onLoad" loext:mime-type="image/png">
            <text:p/>
          </draw:image>
        </draw:frame>
        <draw:custom-shape draw:style-name="gr3" draw:text-style-name="P4" draw:layer="layout" svg:width="7.112cm" svg:height="1.016cm" svg:x="0.762cm" svg:y="3.671cm">
          <text:p text:style-name="P3"><text:span text:style-name="T1">Runs in docker imag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99cm" svg:height="3.805cm" svg:x="8.831cm" svg:y="0.513cm">
          <draw:image xlink:href="Pictures/1000020100000500000000AE2436B6CC5962573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5.267cm" svg:height="8.439cm" svg:x="0.762cm" svg:y="-4.318cm">
          <draw:image xlink:href="Pictures/10000201000003BB0000013F65B58159069E6074.png" xlink:type="simple" xlink:show="embed" xlink:actuate="onLoad" loext:mime-type="image/png">
            <text:p/>
          </draw:image>
        </draw:frame>
        <draw:custom-shape draw:style-name="gr4" draw:text-style-name="P6" xml:id="id2" draw:id="id2" draw:layer="layout" svg:width="4.064cm" svg:height="2.032cm" svg:x="7.366cm" svg:y="6.858cm">
          <text:p text:style-name="P5"><text:span text:style-name="T2">verify_password</text:span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0.414cm" svg:height="2.384cm" svg:x="1.016cm" svg:y="4.101cm">
          <draw:text-box>
            <text:p>Workflow login a user</text:p>
            <text:p/>
          </draw:text-box>
        </draw:frame>
        <draw:frame draw:style-name="gr6" draw:text-style-name="P9" xml:id="id1" draw:id="id1" draw:layer="layout" svg:width="2.794cm" svg:height="0.725cm" svg:x="2.794cm" svg:y="6.387cm">
          <draw:text-box>
            <text:p text:style-name="P8"><text:span text:style-name="T3">nickname</text:span></text:p>
          </draw:text-box>
        </draw:frame>
        <draw:frame draw:style-name="gr6" draw:text-style-name="P9" xml:id="id3" draw:id="id3" draw:layer="layout" svg:width="2.794cm" svg:height="0.725cm" svg:x="2.794cm" svg:y="7.403cm">
          <draw:text-box>
            <text:p text:style-name="P8"><text:span text:style-name="T3">password</text:span></text:p>
          </draw:text-box>
        </draw:frame>
        <draw:connector draw:style-name="gr7" draw:text-style-name="P10" draw:layer="layout" svg:x1="5.588cm" svg:y1="6.749cm" svg:x2="7.366cm" svg:y2="7.874cm" draw:start-shape="id1" draw:start-glue-point="1" draw:end-shape="id2" draw:end-glue-point="3" svg:d="M5588 6749h869v1125h909" svg:viewBox="0 0 1779 1126">
          <text:p/>
        </draw:connector>
        <draw:connector draw:style-name="gr7" draw:text-style-name="P10" draw:layer="layout" svg:x1="5.588cm" svg:y1="7.765cm" svg:x2="7.366cm" svg:y2="7.874cm" draw:start-shape="id3" draw:start-glue-point="1" draw:end-shape="id2" draw:end-glue-point="3" svg:d="M5588 7765h869v109h909" svg:viewBox="0 0 1779 110">
          <text:p/>
        </draw:connector>
        <draw:custom-shape draw:style-name="gr8" draw:text-style-name="P6" xml:id="id4" draw:id="id4" draw:layer="layout" svg:width="4.064cm" svg:height="1.016cm" svg:x="17.272cm" svg:y="6.604cm">
          <text:p text:style-name="P5"><text:span text:style-name="T2">get_me_user(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064cm" svg:height="1.016cm" svg:x="2.032cm" svg:y="5.117cm">
          <text:p text:style-name="P5"><text:span text:style-name="T2">users serv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064cm" svg:height="1.016cm" svg:x="6.858cm" svg:y="5.117cm">
          <text:p text:style-name="P5"><text:span text:style-name="T2">tokens service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11.43cm" svg:y1="7.874cm" svg:x2="17.272cm" svg:y2="7.112cm" draw:start-shape="id2" draw:start-glue-point="1" draw:end-shape="id4" draw:end-glue-point="3" svg:d="M11430 7874h2921v-762h2921" svg:viewBox="0 0 5843 763">
          <text:p text:style-name="P5"><text:span text:style-name="T2">r = api/users/me</text:span></text:p>
          <text:p text:style-name="P5"><text:span text:style-name="T2"/></text:p>
        </draw:connector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8:49:32.554416871</meta:creation-date>
    <dc:date>2020-10-30T19:50:52.162545932</dc:date>
    <meta:editing-duration>PT41M8S</meta:editing-duration>
    <meta:editing-cycles>5</meta:editing-cycles>
    <meta:generator>LibreOffice/6.4.6.2$Linux_X86_64 LibreOffice_project/40$Build-2</meta:generator>
    <meta:document-statistic meta:object-count="42"/>
  </office:meta>
</office:document-meta>
</file>